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2.436cm"/>
    </style:style>
    <style:style style:name="Table1.B" style:family="table-column">
      <style:table-column-properties style:column-width="1.408cm"/>
    </style:style>
    <style:style style:name="Table1.C" style:family="table-column">
      <style:table-column-properties style:column-width="3.447cm"/>
    </style:style>
    <style:style style:name="Table1.D" style:family="table-column">
      <style:table-column-properties style:column-width="2.427cm"/>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none" fo:border-top="none" fo:border-bottom="0.002cm solid #000000"/>
    </style:style>
    <style:style style:name="Table1.G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variant="normal" fo:text-transform="none" fo:color="#212529"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variant="normal" fo:text-transform="none" fo:color="#212529" style:font-name="Times New Roman" fo:font-size="12pt" fo:letter-spacing="normal" fo:font-style="normal"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variant="normal" fo:text-transform="none" fo:color="#212529" style:font-name="Times New Roman" fo:font-size="12pt" fo:letter-spacing="normal" fo:font-style="normal"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3" style:family="text">
      <style:text-properties fo:font-variant="normal" fo:text-transform="none" fo:color="#212529" style:font-name="Times New Roman" fo:font-size="12pt" fo:letter-spacing="normal" fo:font-style="normal" fo:font-weight="normal" style:font-weight-asian="normal" style:font-weight-complex="normal"/>
    </style:style>
    <style:style style:name="T4" style:family="text">
      <style:text-properties fo:font-variant="normal" fo:text-transform="none" fo:color="#212529"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12529" style:font-name="Times New Roman" fo:font-size="12pt" fo:letter-spacing="normal" fo:font-style="normal" style:font-size-asian="12pt" style:font-size-complex="12pt"/>
    </style:style>
    <style:style style:name="T6" style:family="text">
      <style:text-properties style:font-name="Times New Roman"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2">Wirtschaftlichkeitsberechnung von ElliQ</text:span></text:p>
      <text:p text:style-name="P1"/>
      <text:p text:style-name="Standard"><text:span text:style-name="T1">Anwendungsfall#1: ElliQ im Pflegeheim: </text:span><text:span text:style-name="T3">Die Aufgabe von ElliQ im Pflegeheim ist es die Patienten zu unterhalten an Termine zu erinnern und sie Aktiv zu fördern außerdem erinnert EllliQ auch die Senioren an ihre Medikation, damit entlastet ElliQ die Mitarbeiter des Pflegeheims. Eine weitere Funktion, die wir nutzen können wäre, das ElliQ auch zum Kommunizieren und Planen benutzen können was auch wieder Zeit von Mitarbeitern spart, anstatt das sie von Patient zu Patient rennen, müssen sind sie bei dem Patienten, bei dem sie auch wirklich sein müssen. Berechnen tun wir es in Stunden/Minuten die ElliQ benutzt wird was denn aufwand von Mitarbeitern verringert.</text:span><text:span text:style-name="T6"> </text:span></text:p>
      <text:p text:style-name="P2"/>
      <text:p text:style-name="P2"/>
      <table:table table:name="Table1" table:style-name="Table1">
        <table:table-column table:style-name="Table1.A"/>
        <table:table-column table:style-name="Table1.B"/>
        <table:table-column table:style-name="Table1.C"/>
        <table:table-column table:style-name="Table1.D" table:number-columns-repeated="4"/>
        <table:table-row>
          <table:table-cell table:style-name="Table1.A1" office:value-type="string">
            <text:p text:style-name="P4">Station</text:p>
          </table:table-cell>
          <table:table-cell table:style-name="Table1.A1" office:value-type="string">
            <text:p text:style-name="Table_20_Contents">Tage</text:p>
          </table:table-cell>
          <table:table-cell table:style-name="Table1.A1" office:value-type="string">
            <text:p text:style-name="Table_20_Contents">Tageszeit</text:p>
          </table:table-cell>
          <table:table-cell table:style-name="Table1.A1" office:value-type="string">
            <text:p text:style-name="Table_20_Contents"><text:s/>Laufzeit / Min Pro Tag</text:p>
          </table:table-cell>
          <table:table-cell table:style-name="Table1.A1" office:value-type="string">
            <text:p text:style-name="Table_20_Contents"><text:s/>Laufzeit / Stunden Pro Tag</text:p>
          </table:table-cell>
          <table:table-cell table:style-name="Table1.A1" office:value-type="string">
            <text:p text:style-name="Table_20_Contents"><text:s/>Laufzeit / Tage</text:p>
          </table:table-cell>
          <table:table-cell table:style-name="Table1.G1" office:value-type="string">
            <text:p text:style-name="Table_20_Contents">Gesamte Zeit/Jahr/Stunden</text:p>
          </table:table-cell>
        </table:table-row>
        <table:table-row>
          <table:table-cell table:style-name="Table1.A2" office:value-type="string">
            <text:p text:style-name="Table_20_Contents">Pflegeheim(Patienten Zimmer)</text:p>
          </table:table-cell>
          <table:table-cell table:style-name="Table1.A2" office:value-type="string">
            <text:p text:style-name="Table_20_Contents">Mo-So</text:p>
          </table:table-cell>
          <table:table-cell table:style-name="Table1.A2" office:value-type="string">
            <text:p text:style-name="Table_20_Contents">Ganztags</text:p>
          </table:table-cell>
          <table:table-cell table:style-name="Table1.D2" office:value-type="float" office:value="200">
            <text:p text:style-name="Table_20_Contents">200</text:p>
          </table:table-cell>
          <table:table-cell table:style-name="Table1.D2" office:value-type="float" office:value="3.3">
            <text:p text:style-name="Table_20_Contents">3,3</text:p>
          </table:table-cell>
          <table:table-cell table:style-name="Table1.D2" office:value-type="float" office:value="0.14">
            <text:p text:style-name="Table_20_Contents">0,14</text:p>
          </table:table-cell>
          <table:table-cell table:style-name="Table1.G2" office:value-type="float" office:value="1204.5">
            <text:p text:style-name="Table_20_Contents">1204,5</text:p>
          </table:table-cell>
        </table:table-row>
        <table:table-row>
          <table:table-cell table:style-name="Table1.A2" office:value-type="string">
            <text:p text:style-name="P5">Pflegeheim(Gemeinschaftszimmer)</text:p>
          </table:table-cell>
          <table:table-cell table:style-name="Table1.A2" office:value-type="string">
            <text:p text:style-name="Table_20_Contents">Mo-So</text:p>
          </table:table-cell>
          <table:table-cell table:style-name="Table1.A2" office:value-type="string">
            <text:p text:style-name="Table_20_Contents">08:00AM-08PM</text:p>
          </table:table-cell>
          <table:table-cell table:style-name="Table1.D2" office:value-type="float" office:value="140">
            <text:p text:style-name="P5">140</text:p>
          </table:table-cell>
          <table:table-cell table:style-name="Table1.D2" office:value-type="float" office:value="2.3">
            <text:p text:style-name="P5">2,3</text:p>
          </table:table-cell>
          <table:table-cell table:style-name="Table1.D2" office:value-type="float" office:value="0.1">
            <text:p text:style-name="P5">0,1</text:p>
          </table:table-cell>
          <table:table-cell table:style-name="Table1.G2" office:value-type="float" office:value="839.5">
            <text:p text:style-name="Table_20_Contents">839,5</text:p>
          </table:table-cell>
        </table:table-row>
        <table:table-row>
          <table:table-cell table:style-name="Table1.A2" office:value-type="string">
            <text:p text:style-name="P5">Pflegeheim(Gymnastik)</text:p>
          </table:table-cell>
          <table:table-cell table:style-name="Table1.A2" office:value-type="string">
            <text:p text:style-name="Table_20_Contents">Mo-So</text:p>
          </table:table-cell>
          <table:table-cell table:style-name="Table1.A2" office:value-type="string">
            <text:p text:style-name="Table_20_Contents">08:00AM-08:00PM</text:p>
          </table:table-cell>
          <table:table-cell table:style-name="Table1.D2" office:value-type="float" office:value="120">
            <text:p text:style-name="P5">120</text:p>
          </table:table-cell>
          <table:table-cell table:style-name="Table1.D2" office:value-type="float" office:value="2">
            <text:p text:style-name="P5">2</text:p>
          </table:table-cell>
          <table:table-cell table:style-name="Table1.D2" office:value-type="float" office:value="0.08">
            <text:p text:style-name="P5">0,08</text:p>
          </table:table-cell>
          <table:table-cell table:style-name="Table1.G2" office:value-type="float" office:value="730">
            <text:p text:style-name="Table_20_Contents">730</text:p>
          </table:table-cell>
        </table:table-row>
        <table:table-row>
          <table:table-cell table:style-name="Table1.A2" office:value-type="string">
            <text:p text:style-name="P4">Gesam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float" office:value="460">
            <text:p text:style-name="P4">460</text:p>
          </table:table-cell>
          <table:table-cell table:style-name="Table1.D2" office:value-type="float" office:value="7.6">
            <text:p text:style-name="P4">7,6</text:p>
          </table:table-cell>
          <table:table-cell table:style-name="Table1.D2" office:value-type="float" office:value="0.32">
            <text:p text:style-name="P4">0,32</text:p>
          </table:table-cell>
          <table:table-cell table:style-name="Table1.G2" office:value-type="float" office:value="2774">
            <text:p text:style-name="P4">2774</text:p>
          </table:table-cell>
        </table:table-row>
      </table:table>
      <text:p text:style-name="P2"><text:s/></text:p>
      <text:p text:style-name="P3">20 Zimmer = 17 Patienten Zimmer <text:s/>/ 1 Gymnastikraum / 2 Gemeninschaftszimmer /</text:p>
      <text:p text:style-name="P3"/>
      <text:p text:style-name="P7"/>
      <text:p text:style-name="P7"/>
      <text:p text:style-name="P7">Erstbeschaffungskosten:</text:p>
      <text:p text:style-name="P9"><text:span text:style-name="T5">5000$ Beschaffungskosten / 1000$ </text:span>Customizing/Installation kosten <text:span text:style-name="T5"><text:s/>/ 1000$ Betriebsführungskosten / 360$ Abo Kosten(7200)*20 / 50$ Stromkosten(1000$)*20 / 2000$ Schulungskosten / </text:span></text:p>
      <text:p text:style-name="P7">Gesamt=17.200$ *1 Jahr</text:p>
      <text:p text:style-name="P7"/>
      <text:p text:style-name="P8">Anhaltende Kosten: 9.200$ Jedes Jahr nach dem Ersten Jahr *4 Jahre(36.800$)</text:p>
      <text:p text:style-name="P7"/>
      <text:p text:style-name="P7">Gesamtkosten: 54.000$</text:p>
      <text:p text:style-name="P7"/>
      <text:p text:style-name="P7">Kosten die es Spart(Stunden Lohn von Sozial Arbeitern 18$) </text:p>
      <text:p text:style-name="P7">49.932x5=249.660$</text:p>
      <text:p text:style-name="P7">(*5 Jahre)</text:p>
      <text:p text:style-name="P7">Payback:1 Monat</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20M32S</meta:editing-duration>
    <meta:editing-cycles>19</meta:editing-cycles>
    <meta:generator>OpenOffice/4.1.14$Win32 OpenOffice.org_project/4114m1$Build-9811</meta:generator>
    <dc:date>2024-01-24T20:38:38.82</dc:date>
    <dc:creator>okan istdiregal</dc:creator>
    <meta:document-statistic meta:table-count="1" meta:image-count="0" meta:object-count="0" meta:page-count="2" meta:paragraph-count="46" meta:word-count="214" meta:character-count="1506"/>
    <meta:user-defined meta:name="Info 1"/>
    <meta:user-defined meta:name="Info 2"/>
    <meta:user-defined meta:name="Info 3"/>
    <meta:user-defined meta:name="Info 4"/>
  </office:meta>
</office:document-meta>
</file>